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, Courier, monospace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" svg:font-family="Courier" style:font-pitch="variable"/>
    <style:font-face style:name="Courier New1" svg:font-family="'Courier New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Preformatted_20_Text">
      <style:text-properties fo:font-variant="normal" fo:text-transform="none" fo:color="#000000" style:font-name="Courier New" fo:font-size="8.44999980926514pt" fo:letter-spacing="normal" fo:font-style="normal" fo:font-weight="normal"/>
    </style:style>
    <style:style style:name="P2" style:family="paragraph" style:parent-style-name="Preformatted_20_Text">
      <style:text-properties fo:font-variant="normal" fo:text-transform="none" fo:color="#000000" fo:letter-spacing="normal"/>
    </style:style>
    <style:style style:name="P3" style:family="paragraph" style:parent-style-name="Preformatted_20_Text">
      <style:text-properties fo:font-variant="normal" fo:text-transform="none" fo:color="#007fbf" style:font-name="Courier New" fo:font-size="8.44999980926514pt" fo:letter-spacing="normal" fo:font-style="normal" fo:font-weight="normal"/>
    </style:style>
    <style:style style:name="P4" style:family="paragraph" style:parent-style-name="Preformatted_20_Text">
      <style:paragraph-properties fo:margin-left="0in" fo:margin-right="0in" fo:text-indent="0in" style:auto-text-indent="false"/>
      <style:text-properties style:font-name="Courier New1" fo:font-size="10.5pt" fo:font-weight="bold" officeooo:rsid="00109b65" officeooo:paragraph-rsid="00109b65" style:font-size-asian="10.5pt" style:font-weight-asian="bold" style:font-size-complex="10.5pt" style:font-weight-complex="bold"/>
    </style:style>
    <style:style style:name="P5" style:family="paragraph" style:parent-style-name="Preformatted_20_Text">
      <style:paragraph-properties fo:margin-left="0in" fo:margin-right="0in" fo:text-indent="0in" style:auto-text-indent="false"/>
      <style:text-properties style:font-name="Courier New1" fo:font-size="10.5pt" officeooo:rsid="00109b65" officeooo:paragraph-rsid="00109b65" style:font-size-asian="10.5pt" style:font-size-complex="10.5pt"/>
    </style:style>
    <style:style style:name="P6" style:family="paragraph" style:parent-style-name="Preformatted_20_Text">
      <style:paragraph-properties fo:margin-left="0in" fo:margin-right="0in" fo:text-indent="0in" style:auto-text-indent="false" fo:break-before="page"/>
      <style:text-properties style:font-name="Courier New1" fo:font-size="10.5pt" fo:font-weight="bold" officeooo:rsid="00109b65" officeooo:paragraph-rsid="00109b65" style:font-size-asian="10.5pt" style:font-weight-asian="bold" style:font-size-complex="10.5pt" style:font-weight-complex="bold"/>
    </style:style>
    <style:style style:name="P7" style:family="paragraph" style:parent-style-name="Preformatted_20_Text">
      <style:paragraph-properties fo:margin-top="0in" fo:margin-bottom="0.1965in" loext:contextual-spacing="false"/>
      <style:text-properties fo:font-variant="normal" fo:text-transform="none" fo:color="#000000" style:font-name="Courier New" fo:font-size="8.44999980926514pt" fo:letter-spacing="normal" fo:font-style="normal" fo:font-weight="normal"/>
    </style:style>
    <style:style style:name="T1" style:family="text">
      <style:text-properties fo:color="#007fbf"/>
    </style:style>
    <style:style style:name="T2" style:family="text">
      <style:text-properties fo:color="#007fbf" style:font-name="Courier New" fo:font-size="8.44999980926514pt" fo:font-style="normal" fo:font-weight="normal"/>
    </style:style>
    <style:style style:name="T3" style:family="text">
      <style:text-properties style:font-name="Courier New" fo:font-size="8.44999980926514pt" fo:font-style="normal" fo:font-weight="normal"/>
    </style:style>
    <style:style style:name="T4" style:family="text">
      <style:text-properties fo:font-weight="bold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MINNIE THE MOOCHER</text:p>
      <text:p text:style-name="P4"/>
      <text:p text:style-name="P5">[Intro]</text:p>
      <text:p text:style-name="P5"/>
      <text:p text:style-name="P5">(Strong blues feel, 95bpm)</text:p>
      <text:p text:style-name="P5">|Em <text:s text:c="2"/>B7 <text:s/>|Em <text:s text:c="6"/>|Em <text:s text:c="2"/>B7 <text:s/>|Em <text:s text:c="6"/>|Em <text:s text:c="2"/>B7 <text:s/>|Em <text:s text:c="6"/>|</text:p>
      <text:p text:style-name="P5">|C7 <text:s text:c="6"/>|Em/B B7/F# Em |Em <text:s text:c="6"/>|Em <text:s text:c="6"/>|Em <text:s text:c="6"/>|C7 <text:s text:c="2"/>B7 <text:s text:c="2"/>| <text:s/></text:p>
      <text:p text:style-name="P5"/>
      <text:p text:style-name="P5"/>
      <text:p text:style-name="P4">[Verse 1]</text:p>
      <text:p text:style-name="P4"/>
      <text:p text:style-name="P4">Em</text:p>
      <text:p text:style-name="P5">Folks, here's the story 'bout Minnie the Moocher,</text:p>
      <text:p text:style-name="P4">C7 <text:s text:c="18"/>B7 <text:s text:c="5"/>Em</text:p>
      <text:p text:style-name="P5"><text:s text:c="2"/>She was a low-down hoochie-cootcher,</text:p>
      <text:p text:style-name="P4">Em </text:p>
      <text:p text:style-name="P5"><text:s text:c="2"/>She was the roughest, toughest frail, </text:p>
      <text:p text:style-name="P4"><text:s text:c="4"/>C7 <text:s text:c="19"/>B7 <text:s text:c="6"/>Em</text:p>
      <text:p text:style-name="P5">But Minnie had a heart as big as a whale. </text:p>
      <text:p text:style-name="P5"/>
      <text:p text:style-name="P5"/>
      <text:p text:style-name="P4">[Chorus]</text:p>
      <text:p text:style-name="P4"/>
      <text:p text:style-name="P4"><text:s text:c="6"/>Em</text:p>
      <text:p text:style-name="P5">Hi-de-hi-de-hi-di-hi! (Hi-de-hi-de-hi-di-hi!)</text:p>
      <text:p text:style-name="P4"><text:s text:c="6"/>Em</text:p>
      <text:p text:style-name="P5">Ho-de-ho-de-ho-de-ho! (Ho-de-ho-de-ho-de-ho!)</text:p>
      <text:p text:style-name="P4"><text:s text:c="6"/>Em</text:p>
      <text:p text:style-name="P5">He-de-he-de-he-de-he! (He-de-he-de-he-de-he!)</text:p>
      <text:p text:style-name="P4"><text:s text:c="6"/>Em</text:p>
      <text:p text:style-name="P5">Hi-de-hi-de-hi-de-ho! (Hi-de-hi-de-hi-de-ho!)</text:p>
      <text:p text:style-name="P5"/>
      <text:p text:style-name="P5"/>
      <text:p text:style-name="P4">[Verse 2]</text:p>
      <text:p text:style-name="P4"/>
      <text:p text:style-name="P4">Em</text:p>
      <text:p text:style-name="P5"><text:s text:c="2"/>She messed around with a bloke named Smoky,</text:p>
      <text:p text:style-name="P4">C7 <text:s text:c="20"/>B7 <text:s text:c="4"/>Em</text:p>
      <text:p text:style-name="P5"><text:s text:c="2"/>She loved him though he was cokie, </text:p>
      <text:p text:style-name="P4">Em</text:p>
      <text:p text:style-name="P5"><text:s text:c="2"/>He took her down to Chinatown, </text:p>
      <text:p text:style-name="P4"><text:s text:c="7"/>C7 <text:s text:c="24"/>B7 <text:s text:c="3"/>Em</text:p>
      <text:p text:style-name="P5">And he showed her how to kick the gong around.</text:p>
      <text:p text:style-name="P5"/>
      <text:p text:style-name="P5"/>
      <text:p text:style-name="P4">[Chorus]</text:p>
      <text:p text:style-name="P4"/>
      <text:p text:style-name="P4"><text:s text:c="6"/>Em</text:p>
      <text:p text:style-name="P5">Hi-de-hi-de-hi-di-hi! (Hi-de-hi-de-hi-di-hi!)</text:p>
      <text:p text:style-name="P4"><text:s text:c="6"/>Em</text:p>
      <text:p text:style-name="P5"><text:s text:c="6"/>Whoooooaaaaah! <text:s/>(Whoooooaaaaah!)</text:p>
      <text:p text:style-name="P4"><text:s text:c="6"/>Em</text:p>
      <text:p text:style-name="P5">He-de-he-de-he-de-he! (He-de-he-de-he-de-he!)</text:p>
      <text:p text:style-name="P4"><text:s text:c="6"/>Em</text:p>
      <text:p text:style-name="P5">Hi-de-hi-de-hi-de-ho! (Hi-de-hi-de-hi-de-ho!)</text:p>
      <text:p text:style-name="P5"/>
      <text:p text:style-name="P5"/>
      <text:p text:style-name="P5"/>
      <text:p text:style-name="P6">[Verse 3]</text:p>
      <text:p text:style-name="P4"/>
      <text:p text:style-name="P4">Em</text:p>
      <text:p text:style-name="P5"><text:s text:c="2"/>She had a dream about the king of Sweden,</text:p>
      <text:p text:style-name="P4">C7 <text:s text:c="23"/>B7 <text:s text:c="5"/>Em</text:p>
      <text:p text:style-name="P5"><text:s text:c="2"/>He gave her things that she was needin',</text:p>
      <text:p text:style-name="P4">Em</text:p>
      <text:p text:style-name="P5"><text:s text:c="2"/>He gave her a home built of gold and steel, </text:p>
      <text:p text:style-name="P4">(Double time feel)</text:p>
      <text:p text:style-name="P4"><text:s text:c="2"/>C7 <text:s text:c="16"/>B7 <text:s text:c="6"/>Em</text:p>
      <text:p text:style-name="P5">A diamond car with a platinum wheel. </text:p>
      <text:p text:style-name="P5"/>
      <text:p text:style-name="P5"/>
      <text:p text:style-name="P4">[Chorus]</text:p>
      <text:p text:style-name="P4"/>
      <text:p text:style-name="P4">Em</text:p>
      <text:p text:style-name="P5">Hi-de-hi-de-hi-de-hi-de-hi-de-hi-de-hi! (Hi-de-hi-de-hi-de-hi-de-hi-de-hi-de-hi!)</text:p>
      <text:p text:style-name="P4">Em</text:p>
      <text:p text:style-name="P5">Ho-de-ho-de-ho-de-ho-de-ho-de-ho-de-ho! (Ho-de-ho-de-ho-de-ho-de-ho-de-ho-de-hi!)</text:p>
      <text:p text:style-name="P4">Em</text:p>
      <text:p text:style-name="P5">(Scat + Repeat)</text:p>
      <text:p text:style-name="P4">(A tempo)</text:p>
      <text:p text:style-name="P4">Em</text:p>
      <text:p text:style-name="P5">(Scat + Repeat)</text:p>
      <text:p text:style-name="P5"/>
      <text:p text:style-name="P5"/>
      <text:p text:style-name="P4">[Verse 4]</text:p>
      <text:p text:style-name="P4"/>
      <text:p text:style-name="P4">Em</text:p>
      <text:p text:style-name="P5"><text:s text:c="2"/>He gave her his townhouse and his racing horses,</text:p>
      <text:p text:style-name="P4">C7 <text:s text:c="23"/>B7 <text:s text:c="3"/>Em</text:p>
      <text:p text:style-name="P5"><text:s text:c="2"/>Each meal she ate was a dozen courses; </text:p>
      <text:p text:style-name="P4">Em</text:p>
      <text:p text:style-name="P5"><text:s text:c="2"/>She had a million dollars worth of nickels and dimes,</text:p>
      <text:p text:style-name="P4"><text:s text:c="4"/>C7 <text:s text:c="31"/>B7 <text:s text:c="5"/>Em </text:p>
      <text:p text:style-name="P5">She sat around and counted them all a million times.</text:p>
      <text:p text:style-name="P5"/>
      <text:p text:style-name="P5"/>
      <text:p text:style-name="P4">[Chorus]</text:p>
      <text:p text:style-name="P4"/>
      <text:p text:style-name="P4"><text:s text:c="6"/>Em</text:p>
      <text:p text:style-name="P5">Hi-de-hi-de-hi-di-hi! (Hi-de-hi-de-hi-di-hi!)</text:p>
      <text:p text:style-name="P4"><text:s text:c="6"/>Em</text:p>
      <text:p text:style-name="P5">Ho-de-ho-de-ho-de-ho! (Ho-de-ho-de-ho-de-ho!)</text:p>
      <text:p text:style-name="P4"><text:s text:c="6"/>Em</text:p>
      <text:p text:style-name="P5">He-de-he-de-he-de-he! (He-de-he-de-he-de-he!)</text:p>
      <text:p text:style-name="P4"><text:s text:c="6"/>Em</text:p>
      <text:p text:style-name="P5">Hi-de-hi-de-hi-de-ho! (Hi-de-hi-de-hi-de-ho!)</text:p>
      <text:p text:style-name="P5"/>
      <text:p text:style-name="P5"/>
      <text:p text:style-name="P5">[Outro]</text:p>
      <text:p text:style-name="P5"/>
      <text:p text:style-name="P5">Em <text:s text:c="5"/>C7 <text:s text:c="5"/></text:p>
      <text:p text:style-name="P5">Poor <text:s text:c="3"/>Min, <text:s text:c="3"/></text:p>
      <text:p text:style-name="P5">C7 <text:s text:c="5"/>B7</text:p>
      <text:p text:style-name="P5">Poor <text:s text:c="3"/>Min, <text:s text:c="3"/></text:p>
      <text:p text:style-name="P5">Em7/G <text:s text:c="2"/>Em <text:s text:c="2"/>(Hold to end)</text:p>
      <text:p text:style-name="P5">Poor <text:s text:c="3"/>Min. 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, Courier, monospace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" svg:font-family="Courier" style:font-pitch="variable"/>
    <style:font-face style:name="Courier New1" svg:font-family="'Courier New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2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4402in" fo:margin-bottom="0.5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3T17:50:48.383764000</meta:creation-date>
    <dc:date>2017-04-24T09:39:25.168468000</dc:date>
    <meta:editing-duration>PT1H3M5S</meta:editing-duration>
    <meta:editing-cycles>3</meta:editing-cycles>
    <meta:generator>LibreOffice/5.2.5.1$MacOSX_X86_64 LibreOffice_project/0312e1a284a7d50ca85a365c316c7abbf20a4d22</meta:generator>
    <meta:document-statistic meta:table-count="0" meta:image-count="0" meta:object-count="0" meta:page-count="2" meta:paragraph-count="86" meta:word-count="274" meta:character-count="2216" meta:non-whitespace-character-count="1594"/>
  </office:meta>
</office:document-meta>
</file>